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7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200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20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0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203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20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0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1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0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237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2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24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2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2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2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29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29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2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29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29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29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29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0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03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30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1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2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2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2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2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2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2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2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2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2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2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3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3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3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3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3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3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33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3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41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 fo:language="en" fo:country="US"/>
    </style:style>
    <style:style style:name="T34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49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35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2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 fo:language="en" fo:country="US"/>
    </style:style>
    <style:style style:name="T3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57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35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0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 fo:language="en" fo:country="US"/>
    </style:style>
    <style:style style:name="T3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65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36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73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37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6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 fo:language="en" fo:country="US"/>
    </style:style>
    <style:style style:name="T3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81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38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4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 fo:language="en" fo:country="US"/>
    </style:style>
    <style:style style:name="T3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89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39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3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39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2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2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2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2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2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2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2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2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2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3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3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3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3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3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3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3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3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3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3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4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4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4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4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7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6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6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6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6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6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81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 fo:language="en" fo:country="US"/>
    </style:style>
    <style:style style:name="T48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8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48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4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9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9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9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4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7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4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1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04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 fo:language="en" fo:country="US"/>
    </style:style>
    <style:style style:name="T50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1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2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2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4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4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54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5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5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55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5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55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5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56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6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5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8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58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58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5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5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9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9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9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599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60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60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06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60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0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61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1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1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1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61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1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1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61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1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62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62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2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63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6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4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63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63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6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6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65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65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65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6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 fo:language="en" fo:country="US"/>
    </style:style>
    <style:style style:name="T6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6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6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6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68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66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7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7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81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68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8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9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6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69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69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69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69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 fo:language="en" fo:country="US"/>
    </style:style>
    <style:style style:name="T69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7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702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 fo:language="en" fo:country="US"/>
    </style:style>
    <style:style style:name="T70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7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7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 fo:language="en" fo:country="US"/>
    </style:style>
    <style:style style:name="T7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71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1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1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7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23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72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3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31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73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34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7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3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39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74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4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42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7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4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4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47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74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4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5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5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5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5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55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75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58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75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6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6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6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63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76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66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76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6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6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7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71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77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7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77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7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77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7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7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7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7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7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79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79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79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7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79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0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0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0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0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0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0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0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0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0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0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1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1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1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1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1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1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1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8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5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2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2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3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3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3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3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3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37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8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3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8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4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4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4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4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4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4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4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5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5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5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5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5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5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59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86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6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6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6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6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6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6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6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6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7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7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7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7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7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7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7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7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7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8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8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85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88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8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9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9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92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89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9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9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89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8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9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8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90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0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0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1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9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1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1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1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1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91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1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2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2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9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2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2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2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2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3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3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32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93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3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36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9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39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94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4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4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4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4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4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4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5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5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5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5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5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5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5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6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6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6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6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96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6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67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96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6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7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97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7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7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7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7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97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7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7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8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8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8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98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8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8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8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8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9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9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9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9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9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9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99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97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99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9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0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0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0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0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0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0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0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0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0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10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01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1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1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1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1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0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2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0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23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0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2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02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2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2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3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03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3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3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0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3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3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3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3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41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0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4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4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4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04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5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5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5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5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5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6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6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6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6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6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6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6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7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7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7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0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7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7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7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7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7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7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80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08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8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8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8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85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08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8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8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09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9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9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0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9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9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9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0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9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9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10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0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0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0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0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0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07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10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0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1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1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13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11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1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1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1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2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1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2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25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2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2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2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3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3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3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3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3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3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1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4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4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4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4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4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47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4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4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5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1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5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5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5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5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6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61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6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63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16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65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1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6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6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6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7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7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7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7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7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7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7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7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7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8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8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1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8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8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8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8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90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19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9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9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9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9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9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1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9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1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0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0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0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0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0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0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0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0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1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1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1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1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1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1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1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1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20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221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2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2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2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2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2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2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30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23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3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33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23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2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3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3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4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4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44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2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4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47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48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24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5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5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5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5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5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25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5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60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26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6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6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6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6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67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26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6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70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27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7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7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7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75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27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7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7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79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28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81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28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83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28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8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86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8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9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29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9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94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29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29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98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2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0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02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04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0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06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30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08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0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10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1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14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15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31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1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19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320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22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2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2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28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3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3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3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33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3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36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38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3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4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4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4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45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4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4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4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49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5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52" style:parent-style-name="Основнойшрифтабзаца" style:family="text">
      <style:text-properties style:font-name="Courier New" style:font-name-complex="Courier New" fo:color="#3399FF" fo:font-size="10pt" style:font-size-asian="10pt" style:font-size-complex="10pt" fo:background-color="#FFFFFF"/>
    </style:style>
    <style:style style:name="T1353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5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56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357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58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359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60" style:parent-style-name="Основнойшрифтабзаца" style:family="text">
      <style:text-properties style:font-name="Courier New" style:font-name-complex="Courier New" fo:color="#4DA619" fo:font-size="10pt" style:font-size-asian="10pt" style:font-size-complex="10pt" fo:background-color="#FFFFFF"/>
    </style:style>
    <style:style style:name="T136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6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63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6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65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67" style:parent-style-name="Основнойшрифтабзаца" style:family="text">
      <style:text-properties style:font-name="Courier New" style:font-name-complex="Courier New" fo:color="#808080" fo:font-size="10pt" style:font-size-asian="10pt" style:font-size-complex="10pt" fo:background-color="#FFFFFF"/>
    </style:style>
    <style:style style:name="T13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69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7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7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7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7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7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7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7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37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7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80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81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82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38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85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86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87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  <style:style style:name="T13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9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91" style:parent-style-name="Основнойшрифтабзаца" style:family="text">
      <style:text-properties style:font-name="Courier New" style:font-name-complex="Courier New" fo:color="#0000FF" fo:font-size="10pt" style:font-size-asian="10pt" style:font-size-complex="10pt" fo:background-color="#FFFFFF"/>
    </style:style>
    <style:style style:name="T1392" style:parent-style-name="Основнойшрифтабзаца" style:family="text">
      <style:text-properties style:font-name="Courier New" style:font-name-complex="Courier New" fo:color="#800080" fo:font-size="10pt" style:font-size-asian="10pt" style:font-size-complex="10pt" fo:background-color="#FFFFFF"/>
    </style:style>
    <style:style style:name="T13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94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808080" fo:font-size="10pt" style:font-size-asian="10pt" style:font-size-complex="10pt" fo:background-color="#FFFFFF"/>
    </style:style>
  </office:automatic-styles>
  <office:body>
    <office:text text:use-soft-page-breaks="true">
      <text:p text:style-name="P1"><text:span text:style-name="T2">*&amp;---------------------------------------------------------------------*</text:span><text:span text:style-name="T3"><text:line-break/></text:span><text:span text:style-name="T4">*&amp; Report <text:s/>Z_NSI_CONTR_KEY_KSSS</text:span><text:span text:style-name="T5"><text:line-break/></text:span><text:span text:style-name="T6">*&amp;</text:span><text:span text:style-name="T7"><text:line-break/></text:span><text:span text:style-name="T8">*&amp;---------------------------------------------------------------------*</text:span><text:span text:style-name="T9"><text:line-break/></text:span><text:span text:style-name="T10">*&amp;</text:span><text:span text:style-name="T11"><text:line-break/></text:span><text:span text:style-name="T12">*&amp; VMerkurev массовая отправка ключей контрагентов</text:span><text:span text:style-name="T13"><text:line-break/></text:span><text:span text:style-name="T14">*&amp; last update: 18.09.20</text:span><text:span text:style-name="T15"><text:line-break/></text:span><text:span text:style-name="T16">*&amp;</text:span><text:span text:style-name="T17"><text:line-break/></text:span><text:span text:style-name="T18">*&amp;---------------------------------------------------------------------*</text:span><text:span text:style-name="T19"><text:line-break/></text:span><text:span text:style-name="T20">REPORT<text:s/></text:span><text:span text:style-name="T21">Z_NSI_CONTR_KEY_KSSS</text:span><text:span text:style-name="T22">.</text:span><text:span text:style-name="T23"><text:line-break/></text:span><text:span text:style-name="T24"><text:line-break/></text:span><text:span text:style-name="T25">TABLES</text:span><text:span text:style-name="T26">:<text:s/></text:span><text:span text:style-name="T27">lfa1</text:span><text:span text:style-name="T28">,<text:s/></text:span><text:span text:style-name="T29">kna1</text:span><text:span text:style-name="T30">.</text:span><text:span text:style-name="T31"><text:line-break/></text:span><text:span text:style-name="T32"><text:line-break/></text:span><text:span text:style-name="T33">TYPES</text:span><text:span text:style-name="T34">:</text:span><text:span text:style-name="T35"><text:line-break/></text:span><text:span text:style-name="T36">begin of<text:s/></text:span><text:span text:style-name="T37">lfa1_str</text:span><text:span text:style-name="T38">,</text:span><text:span text:style-name="T39"><text:line-break/><text:s text:c="2"/>lifnr<text:s/></text:span><text:span text:style-name="T40">TYPE<text:s/></text:span><text:span text:style-name="T41">lfa1</text:span><text:span text:style-name="T42">-</text:span><text:span text:style-name="T43">lifnr</text:span><text:span text:style-name="T44">,</text:span><text:span text:style-name="T45"><text:line-break/><text:s text:c="2"/>konzs<text:s/></text:span><text:span text:style-name="T46">TYPE<text:s/></text:span><text:span text:style-name="T47">lfa1</text:span><text:span text:style-name="T48">-</text:span><text:span text:style-name="T49">konzs</text:span><text:span text:style-name="T50">,</text:span><text:span text:style-name="T51"><text:line-break/><text:s text:c="2"/>sperr<text:s/></text:span><text:span text:style-name="T52">TYPE<text:s/></text:span><text:span text:style-name="T53">lfa1</text:span><text:span text:style-name="T54">-</text:span><text:span text:style-name="T55">sperr</text:span><text:span text:style-name="T56">,</text:span><text:span text:style-name="T57"><text:line-break/><text:s text:c="2"/>loevm<text:s/></text:span><text:span text:style-name="T58">TYPE<text:s/></text:span><text:span text:style-name="T59">lfa1</text:span><text:span text:style-name="T60">-</text:span><text:span text:style-name="T61">loevm</text:span><text:span text:style-name="T62">,</text:span><text:span text:style-name="T63"><text:line-break/></text:span><text:span text:style-name="T64">end of<text:s/></text:span><text:span text:style-name="T65">lfa1_str</text:span><text:span text:style-name="T66">.</text:span><text:span text:style-name="T67"><text:line-break/></text:span><text:span text:style-name="T68">TYPES</text:span><text:span text:style-name="T69">:</text:span><text:span text:style-name="T70"><text:line-break/></text:span><text:span text:style-name="T71">begin of<text:s/></text:span><text:span text:style-name="T72">kna1_str</text:span><text:span text:style-name="T73">,</text:span><text:span text:style-name="T74"><text:line-break/><text:s text:c="2"/>kunnr<text:s/></text:span><text:span text:style-name="T75">TYPE<text:s/></text:span><text:span text:style-name="T76">kna1</text:span><text:span text:style-name="T77">-</text:span><text:span text:style-name="T78">kunnr</text:span><text:span text:style-name="T79">,</text:span><text:span text:style-name="T80"><text:line-break/><text:s text:c="2"/>konzs<text:s/></text:span><text:span text:style-name="T81">TYPE<text:s/></text:span><text:span text:style-name="T82">kna1</text:span><text:span text:style-name="T83">-</text:span><text:span text:style-name="T84">konzs</text:span><text:span text:style-name="T85">,</text:span><text:span text:style-name="T86"><text:line-break/><text:s text:c="2"/>sperr<text:s/></text:span><text:span text:style-name="T87">TYPE<text:s/></text:span><text:span text:style-name="T88">kna1</text:span><text:span text:style-name="T89">-</text:span><text:span text:style-name="T90">sperr</text:span><text:span text:style-name="T91">,</text:span><text:span text:style-name="T92"><text:line-break/><text:s text:c="2"/>loevm<text:s/></text:span><text:span text:style-name="T93">TYPE<text:s/></text:span><text:span text:style-name="T94">kna1</text:span><text:span text:style-name="T95">-</text:span><text:span text:style-name="T96">loevm</text:span><text:span text:style-name="T97">,</text:span><text:span text:style-name="T98"><text:line-break/></text:span><text:span text:style-name="T99">end of<text:s/></text:span><text:span text:style-name="T100">kna1_str</text:span><text:span text:style-name="T101">.</text:span><text:span text:style-name="T102"><text:line-break/></text:span><text:span text:style-name="T103"><text:line-break/></text:span><text:span text:style-name="T104">DATA</text:span><text:span text:style-name="T105">:</text:span><text:span text:style-name="T106"><text:line-break/><text:s text:c="6"/>cl_fdbk <text:s/></text:span><text:span text:style-name="T107">TYPE REF TO<text:s/></text:span><text:span text:style-name="T108">ZCO_SI_FEEDBACK_TO_KSSS_AO</text:span><text:span text:style-name="T109"><text:line-break/><text:s text:c="4"/></text:span><text:span text:style-name="T110">,<text:s/></text:span><text:span text:style-name="T111">ls_fdbk <text:s text:c="8"/></text:span><text:span text:style-name="T112">TYPE<text:s/></text:span><text:span text:style-name="T113">ZMT_FEEDBACK_TO_KSSS</text:span><text:span text:style-name="T114"><text:line-break/><text:s text:c="4"/></text:span><text:span text:style-name="T115">,<text:s/></text:span><text:span text:style-name="T116">ls_fdbk_control<text:s/></text:span><text:span text:style-name="T117">TYPE<text:s/></text:span><text:span text:style-name="T118">ZDT_FEEDBACK_TO_KSSS</text:span><text:span text:style-name="T119"><text:line-break/><text:s text:c="4"/></text:span><text:span text:style-name="T120">,<text:s/></text:span><text:span text:style-name="T121">ls_fdbk_system <text:s/></text:span><text:span text:style-name="T122">TYPE<text:s/></text:span><text:span text:style-name="T123">ZDT_FEEDBACK_TO_KSSS_SYSTEM</text:span><text:span text:style-name="T124"><text:line-break/><text:s text:c="4"/></text:span><text:span text:style-name="T125">,<text:s/></text:span><text:span text:style-name="T126">ls_fdbk_data <text:s text:c="3"/></text:span><text:span text:style-name="T127">TYPE<text:s/></text:span><text:span text:style-name="T128">ZDT_FEEDBACK_TO_KSSS_DATA</text:span><text:span text:style-name="T129"><text:line-break/><text:s text:c="4"/></text:span><text:span text:style-name="T130">,<text:s/></text:span><text:span text:style-name="T131">ls_fdbk_ext_key<text:s/></text:span><text:span text:style-name="T132">TYPE<text:s/></text:span><text:span text:style-name="T133">ZDT_FEEDBACK_TO_KSSS_EXTERNAL</text:span><text:span text:style-name="T134"><text:line-break/><text:s text:c="4"/></text:span><text:span text:style-name="T135">,<text:s/></text:span><text:span text:style-name="T136">l_time <text:s text:c="9"/></text:span><text:span text:style-name="T137">TYPE<text:s/></text:span><text:span text:style-name="T138">string</text:span><text:span text:style-name="T139"><text:line-break/><text:s text:c="4"/></text:span><text:span text:style-name="T140">,<text:s/></text:span><text:span text:style-name="T141">l_date <text:s text:c="9"/></text:span><text:span text:style-name="T142">TYPE<text:s/></text:span><text:span text:style-name="T143">string</text:span><text:span text:style-name="T144"><text:line-break/><text:s text:c="4"/></text:span><text:span text:style-name="T145">,<text:s/></text:span><text:span text:style-name="T146">l_lifnr <text:s text:c="8"/></text:span><text:span text:style-name="T147">TYPE<text:s/></text:span><text:span text:style-name="T148">lfa1</text:span><text:span text:style-name="T149">-</text:span><text:span text:style-name="T150">lifnr</text:span><text:span text:style-name="T151"><text:line-break/><text:s text:c="4"/></text:span><text:span text:style-name="T152">,<text:s/></text:span><text:span text:style-name="T153">l_kunnr <text:s text:c="8"/></text:span><text:span text:style-name="T154">TYPE<text:s/></text:span><text:span text:style-name="T155">lfa1</text:span><text:span text:style-name="T156">-</text:span><text:span text:style-name="T157">kunnr</text:span><text:span text:style-name="T158"><text:line-break/><text:s text:c="4"/></text:span><text:span text:style-name="T159">,<text:s/></text:span><text:span text:style-name="T160">l_konzs <text:s text:c="8"/></text:span><text:span text:style-name="T161">TYPE<text:s/></text:span><text:span text:style-name="T162">lfa1</text:span><text:span text:style-name="T163">-</text:span><text:span text:style-name="T164">konzs</text:span><text:span text:style-name="T165"><text:line-break/><text:s text:c="4"/></text:span><text:span text:style-name="T166">,<text:s/></text:span><text:span text:style-name="T167">l_count_keys <text:s text:c="3"/></text:span><text:span text:style-name="T168">TYPE<text:s/></text:span><text:span text:style-name="T169">integer</text:span><text:span text:style-name="T170"><text:line-break/><text:s text:c="4"/></text:span><text:span text:style-name="T171">,<text:s/></text:span><text:span text:style-name="T172">lt_keys_lfa <text:s text:c="4"/></text:span><text:span text:style-name="T173">TYPE STANDARD TABLE OF<text:s/></text:span><text:span text:style-name="T174">lfa1_str</text:span><text:span text:style-name="T175"><text:line-break/><text:s text:c="4"/></text:span><text:span text:style-name="T176">,<text:s/></text:span><text:span text:style-name="T177">lt_keys_kna <text:s text:c="4"/></text:span><text:span text:style-name="T178">TYPE STANDARD TABLE OF<text:s/></text:span><text:span text:style-name="T179">kna1_str</text:span><text:span text:style-name="T180"><text:line-break/><text:s text:c="4"/></text:span><text:span text:style-name="T181">.</text:span><text:span text:style-name="T182"><text:line-break/></text:span><text:span text:style-name="T183"><text:line-break/></text:span><text:span text:style-name="T184">FIELD-SYMBOLS<text:s/></text:span><text:span text:style-name="T185">&lt;lt_keys_lfa&gt;<text:s/></text:span><text:span text:style-name="T186">TYPE<text:s/></text:span><text:span text:style-name="T187">lfa1_str</text:span><text:span text:style-name="T188">.</text:span><text:span text:style-name="T189"><text:line-break/></text:span><text:span text:style-name="T190">FIELD-SYMBOLS<text:s/></text:span><text:span text:style-name="T191">&lt;lt_keys_kna&gt;<text:s/></text:span><text:span text:style-name="T192">TYPE<text:s/></text:span><text:span text:style-name="T193">kna1_str</text:span><text:span text:style-name="T194">.</text:span><text:span text:style-name="T195"><text:line-break/></text:span><text:span text:style-name="T196"><text:line-break/></text:span><text:span text:style-name="T197">SELECTION-SCREEN BEGIN OF BLOCK<text:s/></text:span><text:span text:style-name="T198">b</text:span><text:span text:style-name="T199">-</text:span><text:span text:style-name="T200">01<text:s/></text:span><text:span text:style-name="T201">WITH FRAME title text</text:span><text:span text:style-name="T202">-</text:span><text:span text:style-name="T203">001</text:span><text:span text:style-name="T204">.</text:span><text:span text:style-name="T205"><text:line-break/></text:span><text:span text:style-name="T206">select-options</text:span><text:span text:style-name="T207">:<text:s/></text:span><text:span text:style-name="T208">lifnr<text:s/></text:span><text:span text:style-name="T209">for<text:s/></text:span><text:span text:style-name="T210">lfa1</text:span><text:span text:style-name="T211">-</text:span><text:span text:style-name="T212">lifnr</text:span><text:span text:style-name="T213">.</text:span><text:span text:style-name="T214"><text:line-break/></text:span><text:span text:style-name="T215">select-options</text:span><text:span text:style-name="T216">:<text:s/></text:span><text:span text:style-name="T217">kunnr<text:s/></text:span><text:span text:style-name="T218">for<text:s/></text:span><text:span text:style-name="T219">lfa1</text:span><text:span text:style-name="T220">-</text:span><text:span text:style-name="T221">kunnr</text:span><text:span text:style-name="T222">.</text:span><text:span text:style-name="T223"><text:line-break/></text:span><text:span text:style-name="T224">parameter</text:span><text:span text:style-name="T225">: <text:s text:c="5"/></text:span><text:span text:style-name="T226">p_max<text:s/></text:span><text:span text:style-name="T227">type<text:s/></text:span><text:span text:style-name="T228">integer<text:s/></text:span><text:span text:style-name="T229">DEFAULT<text:s/></text:span><text:span text:style-name="T230">1<text:s/></text:span><text:span text:style-name="T231">obligatory</text:span><text:span text:style-name="T232">.</text:span><text:span text:style-name="T233"><text:line-break/></text:span><text:span text:style-name="T234">SELECTION-SCREEN END OF BLOCK<text:s/></text:span><text:span text:style-name="T235">b</text:span><text:span text:style-name="T236">-</text:span><text:span text:style-name="T237">01</text:span><text:span text:style-name="T238">.</text:span><text:span text:style-name="T239"><text:line-break/></text:span><text:span text:style-name="T240"><text:line-break/></text:span><text:span text:style-name="T241">START-OF-SELECTION</text:span><text:span text:style-name="T242">.</text:span><text:span text:style-name="T243"><text:line-break/></text:span><text:span text:style-name="T244"><text:line-break/></text:span><text:span text:style-name="T245">*<text:s/></text:span><text:span text:style-name="T246">Собираем</text:span><text:span text:style-name="T247"><text:s/></text:span><text:span text:style-name="T248">данные</text:span><text:span text:style-name="T249"><text:line-break/></text:span><text:span text:style-name="T250"><text:line-break/></text:span><text:span text:style-name="T251">select<text:s/></text:span><text:span text:style-name="T252">lifnr konzs sperr loevm</text:span><text:span text:style-name="T253"><text:line-break/></text:span><text:soft-page-break/><text:span text:style-name="T254"><text:s text:c="2"/></text:span><text:span text:style-name="T255">into table<text:s/></text:span><text:span text:style-name="T256">lt_keys_lfa</text:span><text:span text:style-name="T257"><text:line-break/><text:s text:c="2"/></text:span><text:span text:style-name="T258">from<text:s/></text:span><text:span text:style-name="T259">lfa1</text:span><text:span text:style-name="T260"><text:line-break/><text:s text:c="2"/></text:span><text:span text:style-name="T261">where<text:s/></text:span><text:span text:style-name="T262">lifnr<text:s/></text:span><text:span text:style-name="T263">in<text:s/></text:span><text:span text:style-name="T264">lifnr</text:span><text:span text:style-name="T265"><text:line-break/></text:span><text:span text:style-name="T266">.</text:span><text:span text:style-name="T267"><text:line-break/></text:span><text:span text:style-name="T268"><text:line-break/></text:span><text:span text:style-name="T269">select<text:s/></text:span><text:span text:style-name="T270">kunnr konzs sperr loevm</text:span><text:span text:style-name="T271"><text:line-break/><text:s text:c="2"/></text:span><text:span text:style-name="T272">into table<text:s/></text:span><text:span text:style-name="T273">lt_keys_kna</text:span><text:span text:style-name="T274"><text:line-break/><text:s text:c="2"/></text:span><text:span text:style-name="T275">from<text:s/></text:span><text:span text:style-name="T276">kna1</text:span><text:span text:style-name="T277"><text:line-break/><text:s text:c="2"/></text:span><text:span text:style-name="T278">where<text:s/></text:span><text:span text:style-name="T279">kunnr<text:s/></text:span><text:span text:style-name="T280">in<text:s/></text:span><text:span text:style-name="T281">kunnr</text:span><text:span text:style-name="T282"><text:line-break/></text:span><text:span text:style-name="T283">.</text:span><text:span text:style-name="T284"><text:line-break/></text:span><text:span text:style-name="T285"><text:line-break/></text:span><text:span text:style-name="T286">* Согласно постановке отдельно обрабатывать lifnr и kunnr</text:span><text:span text:style-name="T287"><text:line-break/></text:span><text:span text:style-name="T288"><text:line-break/></text:span><text:span text:style-name="T289">if<text:s/></text:span><text:span text:style-name="T290">lifnr<text:s/></text:span><text:span text:style-name="T291">is not INITIAL</text:span><text:span text:style-name="T292">.</text:span><text:span text:style-name="T293"><text:line-break/></text:span><text:span text:style-name="T294"><text:line-break/></text:span><text:span text:style-name="T295">*<text:s/></text:span><text:span text:style-name="T296">очищаем</text:span><text:span text:style-name="T297"><text:s/></text:span><text:span text:style-name="T298">все</text:span><text:span text:style-name="T299"><text:s/></text:span><text:span text:style-name="T300">данные</text:span><text:span text:style-name="T301"><text:line-break/><text:s text:c="2"/>l_count_keys<text:s/></text:span><text:span text:style-name="T302">=<text:s/></text:span><text:span text:style-name="T303">0</text:span><text:span text:style-name="T304">.</text:span><text:span text:style-name="T305"><text:line-break/><text:s text:c="2"/></text:span><text:span text:style-name="T306">clear<text:s/></text:span><text:span text:style-name="T307">ls_fdbk</text:span><text:span text:style-name="T308">.</text:span><text:span text:style-name="T309"><text:line-break/><text:s text:c="2"/></text:span><text:span text:style-name="T310">clear<text:s/></text:span><text:span text:style-name="T311">ls_fdbk_control</text:span><text:span text:style-name="T312">.</text:span><text:span text:style-name="T313"><text:line-break/><text:s text:c="2"/></text:span><text:span text:style-name="T314">clear<text:s/></text:span><text:span text:style-name="T315">ls_fdbk_system</text:span><text:span text:style-name="T316">.</text:span><text:span text:style-name="T317"><text:line-break/></text:span><text:span text:style-name="T318"><text:line-break/></text:span><text:span text:style-name="T319">*<text:s/></text:span><text:span text:style-name="T320">заполняем</text:span><text:span text:style-name="T321"><text:s/></text:span><text:span text:style-name="T322">то</text:span><text:span text:style-name="T323">,<text:s/></text:span><text:span text:style-name="T324">что</text:span><text:span text:style-name="T325"><text:s/></text:span><text:span text:style-name="T326">нужно</text:span><text:span text:style-name="T327"><text:s/></text:span><text:span text:style-name="T328">один</text:span><text:span text:style-name="T329"><text:s/></text:span><text:span text:style-name="T330">раз</text:span><text:span text:style-name="T331"><text:s/>-<text:s/></text:span><text:span text:style-name="T332">можно</text:span><text:span text:style-name="T333"><text:s/></text:span><text:span text:style-name="T334">не</text:span><text:span text:style-name="T335"><text:s/></text:span><text:span text:style-name="T336">чистить</text:span><text:span text:style-name="T337"><text:line-break/><text:s text:c="2"/>ls_fdbk_system</text:span><text:span text:style-name="T338">-</text:span><text:span text:style-name="T339">system_id<text:s/></text:span><text:span text:style-name="T340">=<text:s/></text:span><text:span text:style-name="T341">'PERERABOTKA'</text:span><text:span text:style-name="T342">.</text:span><text:span text:style-name="T343"><text:line-break/><text:s text:c="2"/>l_time<text:s/></text:span><text:span text:style-name="T344">=<text:s/></text:span><text:span text:style-name="T345">sy</text:span><text:span text:style-name="T346">-</text:span><text:span text:style-name="T347">uzeit+0</text:span><text:span text:style-name="T348">(</text:span><text:span text:style-name="T349">2</text:span><text:span text:style-name="T350">)<text:s/></text:span><text:span text:style-name="T351">&amp;&amp;<text:s/></text:span><text:span text:style-name="T352">':'<text:s/></text:span><text:span text:style-name="T353">&amp;&amp; sy</text:span><text:span text:style-name="T354">-</text:span><text:span text:style-name="T355">uzeit+2</text:span><text:span text:style-name="T356">(</text:span><text:span text:style-name="T357">2</text:span><text:span text:style-name="T358">)<text:s/></text:span><text:span text:style-name="T359">&amp;&amp;<text:s/></text:span><text:span text:style-name="T360">':'<text:s/></text:span><text:span text:style-name="T361">&amp;&amp; sy</text:span><text:span text:style-name="T362">-</text:span><text:span text:style-name="T363">uzeit+4</text:span><text:span text:style-name="T364">(</text:span><text:span text:style-name="T365">2</text:span><text:span text:style-name="T366">).</text:span><text:span text:style-name="T367"><text:line-break/><text:s text:c="2"/>l_date<text:s/></text:span><text:span text:style-name="T368">=<text:s/></text:span><text:span text:style-name="T369">sy</text:span><text:span text:style-name="T370">-</text:span><text:span text:style-name="T371">datum+0</text:span><text:span text:style-name="T372">(</text:span><text:span text:style-name="T373">4</text:span><text:span text:style-name="T374">)<text:s/></text:span><text:span text:style-name="T375">&amp;&amp;<text:s/></text:span><text:span text:style-name="T376">':'<text:s/></text:span><text:span text:style-name="T377">&amp;&amp; sy</text:span><text:span text:style-name="T378">-</text:span><text:span text:style-name="T379">datum+4</text:span><text:span text:style-name="T380">(</text:span><text:span text:style-name="T381">2</text:span><text:span text:style-name="T382">)<text:s/></text:span><text:span text:style-name="T383">&amp;&amp;<text:s/></text:span><text:span text:style-name="T384">':'<text:s/></text:span><text:span text:style-name="T385">&amp;&amp; sy</text:span><text:span text:style-name="T386">-</text:span><text:span text:style-name="T387">datum+6</text:span><text:span text:style-name="T388">(</text:span><text:span text:style-name="T389">2</text:span><text:span text:style-name="T390">).</text:span><text:span text:style-name="T391"><text:line-break/><text:s text:c="2"/></text:span><text:span text:style-name="T392">CONCATENATE<text:s/></text:span><text:span text:style-name="T393">l_date l_time<text:s/></text:span><text:span text:style-name="T394">INTO<text:s/></text:span><text:span text:style-name="T395">ls_fdbk_system</text:span><text:span text:style-name="T396">-</text:span><text:span text:style-name="T397">message_date</text:span><text:span text:style-name="T398"><text:line-break/><text:s text:c="4"/></text:span><text:span text:style-name="T399">SEPARATED BY<text:s/></text:span><text:span text:style-name="T400">space</text:span><text:span text:style-name="T401">.</text:span><text:span text:style-name="T402"><text:line-break/></text:span><text:span text:style-name="T403"><text:line-break/><text:s text:c="2"/></text:span><text:span text:style-name="T404">loop at<text:s/></text:span><text:span text:style-name="T405">lt_keys_lfa<text:s/></text:span><text:span text:style-name="T406">ASSIGNING<text:s/></text:span><text:span text:style-name="T407">&lt;lt_keys_lfa&gt;</text:span><text:span text:style-name="T408">.</text:span><text:span text:style-name="T409"><text:line-break/></text:span><text:span text:style-name="T410"><text:line-break/><text:s text:c="6"/></text:span><text:span text:style-name="T411">clear<text:s/></text:span><text:span text:style-name="T412">ls_fdbk_data</text:span><text:span text:style-name="T413">.</text:span><text:span text:style-name="T414"><text:line-break/><text:s text:c="6"/></text:span><text:span text:style-name="T415">clear<text:s/></text:span><text:span text:style-name="T416">ls_fdbk_ext_key</text:span><text:span text:style-name="T417">.</text:span><text:span text:style-name="T418"><text:line-break/></text:span><text:span text:style-name="T419"><text:line-break/></text:span><text:span text:style-name="T420">* <text:s text:c="4"/></text:span><text:span text:style-name="T421">Добавлеяем</text:span><text:span text:style-name="T422"><text:s/></text:span><text:span text:style-name="T423">только</text:span><text:span text:style-name="T424"><text:s/></text:span><text:span text:style-name="T425">если</text:span><text:span text:style-name="T426"><text:s/></text:span><text:span text:style-name="T427">поля</text:span><text:span text:style-name="T428"><text:s/></text:span><text:span text:style-name="T429">признака</text:span><text:span text:style-name="T430"><text:s/></text:span><text:span text:style-name="T431">блокировки</text:span><text:span text:style-name="T432"><text:s/>(sperr),<text:s/></text:span><text:span text:style-name="T433">удаления</text:span><text:span text:style-name="T434"><text:s/>(loevm)<text:s/></text:span><text:span text:style-name="T435">пустые</text:span><text:span text:style-name="T436">,<text:s/></text:span><text:span text:style-name="T437">а</text:span><text:span text:style-name="T438"><text:s/></text:span><text:span text:style-name="T439">КССС</text:span><text:span text:style-name="T440"><text:s/></text:span><text:span text:style-name="T441">не</text:span><text:span text:style-name="T442"><text:s/></text:span><text:span text:style-name="T443">пустой</text:span><text:span text:style-name="T444"><text:line-break/><text:s text:c="6"/></text:span><text:span text:style-name="T445">if <text:s text:c="3"/></text:span><text:span text:style-name="T446">&lt;lt_keys_lfa&gt;</text:span><text:span text:style-name="T447">-</text:span><text:span text:style-name="T448">sperr<text:s/></text:span><text:span text:style-name="T449">is initial</text:span><text:span text:style-name="T450"><text:line-break/><text:s text:c="8"/></text:span><text:span text:style-name="T451">and<text:s/></text:span><text:span text:style-name="T452">&lt;lt_keys_lfa&gt;</text:span><text:span text:style-name="T453">-</text:span><text:span text:style-name="T454">loevm<text:s/></text:span><text:span text:style-name="T455">is initial</text:span><text:span text:style-name="T456"><text:line-break/><text:s text:c="8"/></text:span><text:span text:style-name="T457">and<text:s/></text:span><text:span text:style-name="T458">&lt;lt_keys_lfa&gt;</text:span><text:span text:style-name="T459">-</text:span><text:span text:style-name="T460">konzs<text:s/></text:span><text:span text:style-name="T461">is NOT initial</text:span><text:span text:style-name="T462">.</text:span><text:span text:style-name="T463"><text:line-break/></text:span><text:span text:style-name="T464">* <text:s text:c="4"/></text:span><text:span text:style-name="T465">Заполняем</text:span><text:span text:style-name="T466"><text:s/>DATA<text:s/></text:span><text:span text:style-name="T467">и</text:span><text:span text:style-name="T468"><text:s/>external_key</text:span><text:span text:style-name="T469"><text:line-break/><text:s text:c="8"/>ls_fdbk_data</text:span><text:span text:style-name="T470">-</text:span><text:span text:style-name="T471">ksss_id<text:s/></text:span><text:span text:style-name="T472">=<text:s/></text:span><text:span text:style-name="T473">&lt;lt_keys_lfa&gt;</text:span><text:span text:style-name="T474">-</text:span><text:span text:style-name="T475">konzs</text:span><text:span text:style-name="T476">.</text:span><text:span text:style-name="T477"><text:line-break/><text:s text:c="8"/>ls_fdbk_data</text:span><text:span text:style-name="T478">-</text:span><text:span text:style-name="T479">ksss_catalog<text:s/></text:span><text:span text:style-name="T480">=<text:s/></text:span><text:span text:style-name="T481">'Catalog_CONTRAGENT'</text:span><text:span text:style-name="T482">.<text:s/></text:span><text:span text:style-name="T483">"</text:span><text:span text:style-name="T484">константа</text:span><text:span text:style-name="T485"><text:line-break/><text:s text:c="10"/></text:span><text:span text:style-name="T486">if<text:s/></text:span><text:span text:style-name="T487">&lt;lt_keys_lfa&gt;</text:span><text:span text:style-name="T488">-</text:span><text:span text:style-name="T489">lifnr<text:s/></text:span><text:span text:style-name="T490">is not initial</text:span><text:span text:style-name="T491">.</text:span><text:span text:style-name="T492"><text:line-break/><text:s text:c="12"/>ls_fdbk_ext_key</text:span><text:span text:style-name="T493">-</text:span><text:span text:style-name="T494">key<text:s/></text:span><text:span text:style-name="T495">=<text:s/></text:span><text:span text:style-name="T496">&lt;lt_keys_lfa&gt;</text:span><text:span text:style-name="T497">-</text:span><text:span text:style-name="T498">lifnr</text:span><text:span text:style-name="T499">.</text:span><text:span text:style-name="T500"><text:line-break/><text:s text:c="12"/>ls_fdbk_ext_key</text:span><text:span text:style-name="T501">-</text:span><text:span text:style-name="T502">object<text:s/></text:span><text:span text:style-name="T503">=<text:s/></text:span><text:span text:style-name="T504">'CREDITOR'</text:span><text:span text:style-name="T505">.</text:span><text:span text:style-name="T506"><text:line-break/><text:s text:c="12"/>ls_fdbk_ext_key</text:span><text:span text:style-name="T507">-</text:span><text:span text:style-name="T508">resp_user<text:s/></text:span><text:span text:style-name="T509">=<text:s/></text:span><text:span text:style-name="T510">sy</text:span><text:span text:style-name="T511">-</text:span><text:span text:style-name="T512">uname</text:span><text:span text:style-name="T513">.</text:span><text:span text:style-name="T514"><text:line-break/><text:s text:c="12"/></text:span><text:span text:style-name="T515">append<text:s/></text:span><text:span text:style-name="T516">ls_fdbk_ext_key<text:s/></text:span><text:span text:style-name="T517">to<text:s/></text:span><text:span text:style-name="T518">ls_fdbk_data</text:span><text:span text:style-name="T519">-</text:span><text:span text:style-name="T520">external_key</text:span><text:span text:style-name="T521">.</text:span><text:span text:style-name="T522"><text:line-break/><text:s text:c="10"/></text:span><text:span text:style-name="T523">endif</text:span><text:span text:style-name="T524">.</text:span><text:span text:style-name="T525"><text:line-break/></text:span><text:span text:style-name="T526">* <text:s text:c="9"/>if &lt;lt_keys_lfa&gt;-kunnr is not initial.</text:span><text:span text:style-name="T527"><text:line-break/></text:span><text:span text:style-name="T528">* <text:s text:c="11"/>ls_fdbk_ext_key-key = &lt;lt_keys_lfa&gt;-kunnr.</text:span><text:span text:style-name="T529"><text:line-break/></text:span><text:span text:style-name="T530">* <text:s text:c="11"/>ls_fdbk_ext_key-object = 'DEBITOR'.</text:span><text:span text:style-name="T531"><text:line-break/></text:span><text:span text:style-name="T532">* <text:s text:c="11"/>append ls_fdbk_ext_key to ls_fdbk_data-external_key.</text:span><text:span text:style-name="T533"><text:line-break/></text:span><text:span text:style-name="T534">* <text:s text:c="9"/>endif.</text:span><text:span text:style-name="T535"><text:line-break/><text:s text:c="10"/></text:span><text:span text:style-name="T536">append<text:s/></text:span><text:span text:style-name="T537">ls_fdbk_data<text:s/></text:span><text:span text:style-name="T538">to<text:s/></text:span><text:span text:style-name="T539">ls_fdbk_control</text:span><text:span text:style-name="T540">-</text:span><text:span text:style-name="T541">data</text:span><text:span text:style-name="T542">.</text:span><text:span text:style-name="T543"><text:line-break/></text:span><text:span text:style-name="T544"><text:line-break/><text:s text:c="10"/>l_count_keys<text:s/></text:span><text:span text:style-name="T545">=<text:s/></text:span><text:span text:style-name="T546">l_count_keys +<text:s/></text:span><text:span text:style-name="T547">1</text:span><text:span text:style-name="T548">.</text:span><text:span text:style-name="T549"><text:line-break/><text:s text:c="8"/></text:span><text:span text:style-name="T550">endif</text:span><text:span text:style-name="T551">.</text:span><text:span text:style-name="T552"><text:line-break/></text:span><text:span text:style-name="T553"><text:line-break/></text:span><text:span text:style-name="T554">* <text:s text:c="4"/></text:span><text:span text:style-name="T555">Отправляем</text:span><text:span text:style-name="T556"><text:s/></text:span><text:span text:style-name="T557">пакет</text:span><text:span text:style-name="T558"><text:s/></text:span><text:span text:style-name="T559">с</text:span><text:span text:style-name="T560"><text:s/>p_max DATA<text:s/></text:span><text:span text:style-name="T561">записей</text:span><text:span text:style-name="T562"><text:line-break/><text:s text:c="8"/></text:span><text:span text:style-name="T563">if<text:s/></text:span><text:span text:style-name="T564">l_count_keys &gt;= p_max</text:span><text:span text:style-name="T565">.</text:span><text:span text:style-name="T566"><text:line-break/></text:span><text:soft-page-break/><text:span text:style-name="T567"><text:s text:c="10"/>ls_fdbk_control</text:span><text:span text:style-name="T568">-</text:span><text:span text:style-name="T569">system<text:s/></text:span><text:span text:style-name="T570">=<text:s/></text:span><text:span text:style-name="T571">ls_fdbk_system</text:span><text:span text:style-name="T572">.</text:span><text:span text:style-name="T573"><text:line-break/><text:s text:c="10"/>ls_fdbk</text:span><text:span text:style-name="T574">-</text:span><text:span text:style-name="T575">mt_feedback_to_ksss<text:s/></text:span><text:span text:style-name="T576">=<text:s/></text:span><text:span text:style-name="T577">ls_fdbk_control</text:span><text:span text:style-name="T578">.</text:span><text:span text:style-name="T579"><text:line-break/></text:span><text:span text:style-name="T580"><text:line-break/></text:span><text:span text:style-name="T581">* <text:s text:c="4"/></text:span><text:span text:style-name="T582">передача</text:span><text:span text:style-name="T583"><text:s/></text:span><text:span text:style-name="T584">прокси</text:span><text:span text:style-name="T585"><text:line-break/><text:s text:c="10"/></text:span><text:span text:style-name="T586">CREATE<text:s/></text:span><text:span text:style-name="T587">OBJECT cl_fdbk</text:span><text:span text:style-name="T588">.</text:span><text:span text:style-name="T589"><text:line-break/><text:s text:c="10"/>cl_fdbk</text:span><text:span text:style-name="T590">-&gt;</text:span><text:span text:style-name="T591">si_feedback_to_ksss_ao</text:span><text:span text:style-name="T592">(<text:s/></text:span><text:span text:style-name="T593">EXPORTING output<text:s/></text:span><text:span text:style-name="T594">=<text:s/></text:span><text:span text:style-name="T595">ls_fdbk</text:span><text:span text:style-name="T596"><text:line-break/><text:s text:c="43"/></text:span><text:span text:style-name="T597">EXCEPTIONS OTHERS<text:s/></text:span><text:span text:style-name="T598">=<text:s/></text:span><text:span text:style-name="T599">1<text:s/></text:span><text:span text:style-name="T600">).</text:span><text:span text:style-name="T601"><text:line-break/></text:span><text:span text:style-name="T602"><text:line-break/></text:span><text:span text:style-name="T603">* <text:s text:c="4"/>очищаем все после передачи</text:span><text:span text:style-name="T604"><text:line-break/><text:s text:c="10"/>l_count_keys<text:s/></text:span><text:span text:style-name="T605">=<text:s/></text:span><text:span text:style-name="T606">0</text:span><text:span text:style-name="T607">.</text:span><text:span text:style-name="T608"><text:line-break/><text:s text:c="10"/></text:span><text:span text:style-name="T609">clear<text:s/></text:span><text:span text:style-name="T610">cl_fdbk</text:span><text:span text:style-name="T611">.</text:span><text:span text:style-name="T612"><text:line-break/><text:s text:c="10"/></text:span><text:span text:style-name="T613">clear<text:s/></text:span><text:span text:style-name="T614">ls_fdbk</text:span><text:span text:style-name="T615">.</text:span><text:span text:style-name="T616"><text:line-break/><text:s text:c="10"/></text:span><text:span text:style-name="T617">clear<text:s/></text:span><text:span text:style-name="T618">ls_fdbk_control</text:span><text:span text:style-name="T619">.</text:span><text:span text:style-name="T620"><text:line-break/></text:span><text:span text:style-name="T621"><text:line-break/><text:s text:c="8"/></text:span><text:span text:style-name="T622">endif</text:span><text:span text:style-name="T623">.</text:span><text:span text:style-name="T624"><text:line-break/></text:span><text:span text:style-name="T625"><text:line-break/><text:s text:c="2"/></text:span><text:span text:style-name="T626">endloop</text:span><text:span text:style-name="T627">.</text:span><text:span text:style-name="T628"><text:line-break/></text:span><text:span text:style-name="T629"><text:line-break/></text:span><text:span text:style-name="T630">* <text:s text:c="2"/>отправка последней партии</text:span><text:span text:style-name="T631"><text:line-break/><text:s text:c="2"/></text:span><text:span text:style-name="T632">if<text:s/></text:span><text:span text:style-name="T633">l_count_keys &lt;&gt;<text:s/></text:span><text:span text:style-name="T634">0</text:span><text:span text:style-name="T635">.</text:span><text:span text:style-name="T636"><text:line-break/><text:s text:c="4"/></text:span><text:span text:style-name="T637">ls_fdbk_control</text:span><text:span text:style-name="T638">-</text:span><text:span text:style-name="T639">system<text:s/></text:span><text:span text:style-name="T640">=<text:s/></text:span><text:span text:style-name="T641">ls_fdbk_system</text:span><text:span text:style-name="T642">.</text:span><text:span text:style-name="T643"><text:line-break/><text:s text:c="4"/>ls_fdbk</text:span><text:span text:style-name="T644">-</text:span><text:span text:style-name="T645">mt_feedback_to_ksss<text:s/></text:span><text:span text:style-name="T646">=<text:s/></text:span><text:span text:style-name="T647">ls_fdbk_control</text:span><text:span text:style-name="T648">.</text:span><text:span text:style-name="T649"><text:line-break/></text:span><text:span text:style-name="T650">* <text:s text:c="2"/></text:span><text:span text:style-name="T651">передача</text:span><text:span text:style-name="T652"><text:s/></text:span><text:span text:style-name="T653">прокси</text:span><text:span text:style-name="T654"><text:line-break/><text:s text:c="4"/></text:span><text:span text:style-name="T655">CREATE<text:s/></text:span><text:span text:style-name="T656">OBJECT cl_fdbk</text:span><text:span text:style-name="T657">.</text:span><text:span text:style-name="T658"><text:line-break/><text:s text:c="4"/>cl_fdbk</text:span><text:span text:style-name="T659">-&gt;</text:span><text:span text:style-name="T660">si_feedback_to_ksss_ao</text:span><text:span text:style-name="T661">(<text:s/></text:span><text:span text:style-name="T662">EXPORTING output<text:s/></text:span><text:span text:style-name="T663">=<text:s/></text:span><text:span text:style-name="T664">ls_fdbk</text:span><text:span text:style-name="T665"><text:line-break/><text:s text:c="37"/></text:span><text:span text:style-name="T666">EXCEPTIONS OTHERS<text:s/></text:span><text:span text:style-name="T667">=<text:s/></text:span><text:span text:style-name="T668">1<text:s/></text:span><text:span text:style-name="T669">).</text:span><text:span text:style-name="T670"><text:line-break/><text:s text:c="2"/></text:span><text:span text:style-name="T671">endif</text:span><text:span text:style-name="T672">.</text:span><text:span text:style-name="T673"><text:line-break/></text:span><text:span text:style-name="T674"><text:line-break/><text:s text:c="2"/></text:span><text:span text:style-name="T675">COMMIT WORK</text:span><text:span text:style-name="T676">.</text:span><text:span text:style-name="T677"><text:line-break/><text:s text:c="2"/></text:span><text:span text:style-name="T678">MESSAGE<text:s/></text:span><text:span text:style-name="T679">s094</text:span><text:span text:style-name="T680">(</text:span><text:span text:style-name="T681">00</text:span><text:span text:style-name="T682">).</text:span><text:span text:style-name="T683"><text:line-break/></text:span><text:span text:style-name="T684"><text:line-break/></text:span><text:span text:style-name="T685">endif</text:span><text:span text:style-name="T686">.</text:span><text:span text:style-name="T687"><text:line-break/></text:span><text:span text:style-name="T688"><text:line-break/></text:span><text:span text:style-name="T689">if<text:s/></text:span><text:span text:style-name="T690">kunnr<text:s/></text:span><text:span text:style-name="T691">is not INITIAL</text:span><text:span text:style-name="T692">.</text:span><text:span text:style-name="T693"><text:line-break/></text:span><text:span text:style-name="T694">*<text:s/></text:span><text:span text:style-name="T695">очищаем</text:span><text:span text:style-name="T696"><text:s/></text:span><text:span text:style-name="T697">все</text:span><text:span text:style-name="T698"><text:s/></text:span><text:span text:style-name="T699">данные</text:span><text:span text:style-name="T700"><text:line-break/><text:s text:c="2"/>l_count_keys<text:s/></text:span><text:span text:style-name="T701">=<text:s/></text:span><text:span text:style-name="T702">0</text:span><text:span text:style-name="T703">.</text:span><text:span text:style-name="T704"><text:line-break/><text:s text:c="2"/></text:span><text:span text:style-name="T705">clear<text:s/></text:span><text:span text:style-name="T706">ls_fdbk</text:span><text:span text:style-name="T707">.</text:span><text:span text:style-name="T708"><text:line-break/><text:s text:c="2"/></text:span><text:span text:style-name="T709">clear<text:s/></text:span><text:span text:style-name="T710">ls_fdbk_control</text:span><text:span text:style-name="T711">.</text:span><text:span text:style-name="T712"><text:line-break/><text:s text:c="2"/></text:span><text:span text:style-name="T713">clear<text:s/></text:span><text:span text:style-name="T714">ls_fdbk_system</text:span><text:span text:style-name="T715">.</text:span><text:span text:style-name="T716"><text:line-break/></text:span><text:span text:style-name="T717"><text:line-break/></text:span><text:span text:style-name="T718">* заполняем то, что нужно один раз - можно не чистить</text:span><text:span text:style-name="T719"><text:line-break/><text:s text:c="2"/>ls_fdbk_system</text:span><text:span text:style-name="T720">-</text:span><text:span text:style-name="T721">system_id<text:s/></text:span><text:span text:style-name="T722">=<text:s/></text:span><text:span text:style-name="T723">'PERERABOTKA'</text:span><text:span text:style-name="T724">.</text:span><text:span text:style-name="T725"><text:line-break/><text:s text:c="2"/>l_time<text:s/></text:span><text:span text:style-name="T726">=<text:s/></text:span><text:span text:style-name="T727">sy</text:span><text:span text:style-name="T728">-</text:span><text:span text:style-name="T729">uzeit+0</text:span><text:span text:style-name="T730">(</text:span><text:span text:style-name="T731">2</text:span><text:span text:style-name="T732">)<text:s/></text:span><text:span text:style-name="T733">&amp;&amp;<text:s/></text:span><text:span text:style-name="T734">':'<text:s/></text:span><text:span text:style-name="T735">&amp;&amp; sy</text:span><text:span text:style-name="T736">-</text:span><text:span text:style-name="T737">uzeit+2</text:span><text:span text:style-name="T738">(</text:span><text:span text:style-name="T739">2</text:span><text:span text:style-name="T740">)<text:s/></text:span><text:span text:style-name="T741">&amp;&amp;<text:s/></text:span><text:span text:style-name="T742">':'<text:s/></text:span><text:span text:style-name="T743">&amp;&amp; sy</text:span><text:span text:style-name="T744">-</text:span><text:span text:style-name="T745">uzeit+4</text:span><text:span text:style-name="T746">(</text:span><text:span text:style-name="T747">2</text:span><text:span text:style-name="T748">).</text:span><text:span text:style-name="T749"><text:line-break/><text:s text:c="2"/>l_date<text:s/></text:span><text:span text:style-name="T750">=<text:s/></text:span><text:span text:style-name="T751">sy</text:span><text:span text:style-name="T752">-</text:span><text:span text:style-name="T753">datum+0</text:span><text:span text:style-name="T754">(</text:span><text:span text:style-name="T755">4</text:span><text:span text:style-name="T756">)<text:s/></text:span><text:span text:style-name="T757">&amp;&amp;<text:s/></text:span><text:span text:style-name="T758">':'<text:s/></text:span><text:span text:style-name="T759">&amp;&amp; sy</text:span><text:span text:style-name="T760">-</text:span><text:span text:style-name="T761">datum+4</text:span><text:span text:style-name="T762">(</text:span><text:span text:style-name="T763">2</text:span><text:span text:style-name="T764">)<text:s/></text:span><text:span text:style-name="T765">&amp;&amp;<text:s/></text:span><text:span text:style-name="T766">':'<text:s/></text:span><text:span text:style-name="T767">&amp;&amp; sy</text:span><text:span text:style-name="T768">-</text:span><text:span text:style-name="T769">datum+6</text:span><text:span text:style-name="T770">(</text:span><text:span text:style-name="T771">2</text:span><text:span text:style-name="T772">).</text:span><text:span text:style-name="T773"><text:line-break/><text:s text:c="2"/></text:span><text:span text:style-name="T774">CONCATENATE<text:s/></text:span><text:span text:style-name="T775">l_date l_time<text:s/></text:span><text:span text:style-name="T776">INTO<text:s/></text:span><text:span text:style-name="T777">ls_fdbk_system</text:span><text:span text:style-name="T778">-</text:span><text:span text:style-name="T779">message_date</text:span><text:span text:style-name="T780"><text:line-break/><text:s text:c="4"/></text:span><text:span text:style-name="T781">SEPARATED BY<text:s/></text:span><text:span text:style-name="T782">space</text:span><text:span text:style-name="T783">.</text:span><text:span text:style-name="T784"><text:line-break/></text:span><text:span text:style-name="T785"><text:line-break/><text:s text:c="2"/></text:span><text:span text:style-name="T786">loop at<text:s/></text:span><text:span text:style-name="T787">lt_keys_kna<text:s/></text:span><text:span text:style-name="T788">ASSIGNING<text:s/></text:span><text:span text:style-name="T789">&lt;lt_keys_kna&gt;</text:span><text:span text:style-name="T790">.</text:span><text:span text:style-name="T791"><text:line-break/></text:span><text:span text:style-name="T792"><text:line-break/></text:span><text:span text:style-name="T793">* <text:s text:c="2"/>Добавлеяем только если поля признака блокировки (sperr), удалениz (loevm) пустые а КССС не пустой</text:span><text:span text:style-name="T794"><text:line-break/><text:s text:c="4"/></text:span><text:span text:style-name="T795">if <text:s text:c="3"/></text:span><text:span text:style-name="T796">&lt;lt_keys_kna&gt;</text:span><text:span text:style-name="T797">-</text:span><text:span text:style-name="T798">sperr<text:s/></text:span><text:span text:style-name="T799">is initial</text:span><text:span text:style-name="T800"><text:line-break/><text:s text:c="6"/></text:span><text:span text:style-name="T801">and<text:s/></text:span><text:span text:style-name="T802">&lt;lt_keys_kna&gt;</text:span><text:span text:style-name="T803">-</text:span><text:span text:style-name="T804">loevm<text:s/></text:span><text:span text:style-name="T805">is initial</text:span><text:span text:style-name="T806"><text:line-break/><text:s text:c="6"/></text:span><text:span text:style-name="T807">and<text:s/></text:span><text:span text:style-name="T808">&lt;lt_keys_kna&gt;</text:span><text:span text:style-name="T809">-</text:span><text:span text:style-name="T810">konzs<text:s/></text:span><text:span text:style-name="T811">is NOT initial</text:span><text:span text:style-name="T812">.</text:span><text:span text:style-name="T813"><text:line-break/><text:s text:c="6"/></text:span><text:span text:style-name="T814">clear<text:s/></text:span><text:span text:style-name="T815">ls_fdbk_data</text:span><text:span text:style-name="T816">.</text:span><text:span text:style-name="T817"><text:line-break/><text:s text:c="6"/></text:span><text:span text:style-name="T818">clear<text:s/></text:span><text:span text:style-name="T819">ls_fdbk_ext_key</text:span><text:span text:style-name="T820">.</text:span><text:span text:style-name="T821"><text:line-break/></text:span><text:span text:style-name="T822"><text:line-break/></text:span><text:span text:style-name="T823">* <text:s text:c="2"/>Заполняем DATA и external_key</text:span><text:span text:style-name="T824"><text:line-break/><text:s text:c="6"/>ls_fdbk_data</text:span><text:span text:style-name="T825">-</text:span><text:span text:style-name="T826">ksss_id<text:s/></text:span><text:span text:style-name="T827">=<text:s/></text:span><text:span text:style-name="T828">&lt;lt_keys_kna&gt;</text:span><text:span text:style-name="T829">-</text:span><text:span text:style-name="T830">konzs</text:span><text:span text:style-name="T831">.</text:span><text:span text:style-name="T832"><text:line-break/></text:span><text:soft-page-break/><text:span text:style-name="T833"><text:s text:c="6"/>ls_fdbk_data</text:span><text:span text:style-name="T834">-</text:span><text:span text:style-name="T835">ksss_catalog<text:s/></text:span><text:span text:style-name="T836">=<text:s/></text:span><text:span text:style-name="T837">'Catalog_CONTRAGENT'</text:span><text:span text:style-name="T838">.<text:s/></text:span><text:span text:style-name="T839">"константа</text:span><text:span text:style-name="T840"><text:line-break/><text:s text:c="8"/></text:span><text:span text:style-name="T841">if<text:s/></text:span><text:span text:style-name="T842">&lt;lt_keys_kna&gt;</text:span><text:span text:style-name="T843">-</text:span><text:span text:style-name="T844">kunnr<text:s/></text:span><text:span text:style-name="T845">is not initial</text:span><text:span text:style-name="T846">.</text:span><text:span text:style-name="T847"><text:line-break/><text:s text:c="10"/>ls_fdbk_ext_key</text:span><text:span text:style-name="T848">-</text:span><text:span text:style-name="T849">key<text:s/></text:span><text:span text:style-name="T850">=<text:s/></text:span><text:span text:style-name="T851">&lt;lt_keys_kna&gt;</text:span><text:span text:style-name="T852">-</text:span><text:span text:style-name="T853">kunnr</text:span><text:span text:style-name="T854">.</text:span><text:span text:style-name="T855"><text:line-break/><text:s text:c="10"/>ls_fdbk_ext_key</text:span><text:span text:style-name="T856">-</text:span><text:span text:style-name="T857">object<text:s/></text:span><text:span text:style-name="T858">=<text:s/></text:span><text:span text:style-name="T859">'DEBITOR'</text:span><text:span text:style-name="T860">.</text:span><text:span text:style-name="T861"><text:line-break/><text:s text:c="10"/>ls_fdbk_ext_key</text:span><text:span text:style-name="T862">-</text:span><text:span text:style-name="T863">resp_user<text:s/></text:span><text:span text:style-name="T864">=<text:s/></text:span><text:span text:style-name="T865">sy</text:span><text:span text:style-name="T866">-</text:span><text:span text:style-name="T867">uname</text:span><text:span text:style-name="T868">.</text:span><text:span text:style-name="T869"><text:line-break/><text:s text:c="10"/></text:span><text:span text:style-name="T870">append<text:s/></text:span><text:span text:style-name="T871">ls_fdbk_ext_key<text:s/></text:span><text:span text:style-name="T872">to<text:s/></text:span><text:span text:style-name="T873">ls_fdbk_data</text:span><text:span text:style-name="T874">-</text:span><text:span text:style-name="T875">external_key</text:span><text:span text:style-name="T876">.</text:span><text:span text:style-name="T877"><text:line-break/><text:s text:c="8"/></text:span><text:span text:style-name="T878">endif</text:span><text:span text:style-name="T879">.</text:span><text:span text:style-name="T880"><text:line-break/><text:s text:c="8"/></text:span><text:span text:style-name="T881">append<text:s/></text:span><text:span text:style-name="T882">ls_fdbk_data<text:s/></text:span><text:span text:style-name="T883">to<text:s/></text:span><text:span text:style-name="T884">ls_fdbk_control</text:span><text:span text:style-name="T885">-</text:span><text:span text:style-name="T886">data</text:span><text:span text:style-name="T887">.</text:span><text:span text:style-name="T888"><text:line-break/></text:span><text:span text:style-name="T889"><text:line-break/><text:s text:c="8"/>l_count_keys<text:s/></text:span><text:span text:style-name="T890">=<text:s/></text:span><text:span text:style-name="T891">l_count_keys +<text:s/></text:span><text:span text:style-name="T892">1</text:span><text:span text:style-name="T893">.</text:span><text:span text:style-name="T894"><text:line-break/><text:s text:c="4"/></text:span><text:span text:style-name="T895">endif</text:span><text:span text:style-name="T896">.</text:span><text:span text:style-name="T897"><text:line-break/></text:span><text:span text:style-name="T898">* <text:s text:c="2"/>Отправляем пакет с p_max DATA записей</text:span><text:span text:style-name="T899"><text:line-break/><text:s text:c="4"/></text:span><text:span text:style-name="T900">if<text:s/></text:span><text:span text:style-name="T901">l_count_keys &gt;= p_max</text:span><text:span text:style-name="T902">.</text:span><text:span text:style-name="T903"><text:line-break/><text:s text:c="6"/>ls_fdbk_control</text:span><text:span text:style-name="T904">-</text:span><text:span text:style-name="T905">system<text:s/></text:span><text:span text:style-name="T906">=<text:s/></text:span><text:span text:style-name="T907">ls_fdbk_system</text:span><text:span text:style-name="T908">.</text:span><text:span text:style-name="T909"><text:line-break/><text:s text:c="6"/>ls_fdbk</text:span><text:span text:style-name="T910">-</text:span><text:span text:style-name="T911">mt_feedback_to_ksss<text:s/></text:span><text:span text:style-name="T912">=<text:s/></text:span><text:span text:style-name="T913">ls_fdbk_control</text:span><text:span text:style-name="T914">.</text:span><text:span text:style-name="T915"><text:line-break/></text:span><text:span text:style-name="T916"><text:line-break/></text:span><text:span text:style-name="T917">* передача прокси</text:span><text:span text:style-name="T918"><text:line-break/><text:s text:c="6"/></text:span><text:span text:style-name="T919">CREATE<text:s/></text:span><text:span text:style-name="T920">OBJECT cl_fdbk</text:span><text:span text:style-name="T921">.</text:span><text:span text:style-name="T922"><text:line-break/><text:s text:c="6"/>cl_fdbk</text:span><text:span text:style-name="T923">-&gt;</text:span><text:span text:style-name="T924">si_feedback_to_ksss_ao</text:span><text:span text:style-name="T925">(<text:s/></text:span><text:span text:style-name="T926">EXPORTING output<text:s/></text:span><text:span text:style-name="T927">=<text:s/></text:span><text:span text:style-name="T928">ls_fdbk</text:span><text:span text:style-name="T929"><text:line-break/><text:s text:c="39"/></text:span><text:span text:style-name="T930">EXCEPTIONS OTHERS<text:s/></text:span><text:span text:style-name="T931">=<text:s/></text:span><text:span text:style-name="T932">1<text:s/></text:span><text:span text:style-name="T933">).</text:span><text:span text:style-name="T934"><text:line-break/></text:span><text:span text:style-name="T935"><text:line-break/></text:span><text:span text:style-name="T936">* очищаем все после передачи</text:span><text:span text:style-name="T937"><text:line-break/><text:s text:c="6"/>l_count_keys<text:s/></text:span><text:span text:style-name="T938">=<text:s/></text:span><text:span text:style-name="T939">0</text:span><text:span text:style-name="T940">.</text:span><text:span text:style-name="T941"><text:line-break/><text:s text:c="6"/></text:span><text:span text:style-name="T942">clear<text:s/></text:span><text:span text:style-name="T943">cl_fdbk</text:span><text:span text:style-name="T944">.</text:span><text:span text:style-name="T945"><text:line-break/><text:s text:c="6"/></text:span><text:span text:style-name="T946">clear<text:s/></text:span><text:span text:style-name="T947">ls_fdbk</text:span><text:span text:style-name="T948">.</text:span><text:span text:style-name="T949"><text:line-break/><text:s text:c="6"/></text:span><text:span text:style-name="T950">clear<text:s/></text:span><text:span text:style-name="T951">ls_fdbk_control</text:span><text:span text:style-name="T952">.</text:span><text:span text:style-name="T953"><text:line-break/></text:span><text:span text:style-name="T954"><text:line-break/><text:s text:c="4"/></text:span><text:span text:style-name="T955">endif</text:span><text:span text:style-name="T956">.</text:span><text:span text:style-name="T957"><text:line-break/></text:span><text:span text:style-name="T958"><text:line-break/><text:s text:c="2"/></text:span><text:span text:style-name="T959">endloop</text:span><text:span text:style-name="T960">.</text:span><text:span text:style-name="T961"><text:line-break/></text:span><text:span text:style-name="T962"><text:line-break/></text:span><text:span text:style-name="T963">* <text:s text:c="2"/>отправка последней партии</text:span><text:span text:style-name="T964"><text:line-break/><text:s text:c="2"/></text:span><text:span text:style-name="T965">if<text:s/></text:span><text:span text:style-name="T966">l_count_keys &lt;&gt;<text:s/></text:span><text:span text:style-name="T967">0</text:span><text:span text:style-name="T968">.</text:span><text:span text:style-name="T969"><text:line-break/><text:s text:c="4"/>ls_fdbk_control</text:span><text:span text:style-name="T970">-</text:span><text:span text:style-name="T971">system<text:s/></text:span><text:span text:style-name="T972">=<text:s/></text:span><text:span text:style-name="T973">ls_fdbk_system</text:span><text:span text:style-name="T974">.</text:span><text:span text:style-name="T975"><text:line-break/><text:s text:c="4"/>ls_fdbk</text:span><text:span text:style-name="T976">-</text:span><text:span text:style-name="T977">mt_feedback_to_ksss<text:s/></text:span><text:span text:style-name="T978">=<text:s/></text:span><text:span text:style-name="T979">ls_fdbk_control</text:span><text:span text:style-name="T980">.</text:span><text:span text:style-name="T981"><text:line-break/></text:span><text:span text:style-name="T982">* <text:s text:c="2"/>передача прокси</text:span><text:span text:style-name="T983"><text:line-break/><text:s text:c="4"/></text:span><text:span text:style-name="T984">CREATE<text:s/></text:span><text:span text:style-name="T985">OBJECT cl_fdbk</text:span><text:span text:style-name="T986">.</text:span><text:span text:style-name="T987"><text:line-break/><text:s text:c="4"/>cl_fdbk</text:span><text:span text:style-name="T988">-&gt;</text:span><text:span text:style-name="T989">si_feedback_to_ksss_ao</text:span><text:span text:style-name="T990">(<text:s/></text:span><text:span text:style-name="T991">EXPORTING output<text:s/></text:span><text:span text:style-name="T992">=<text:s/></text:span><text:span text:style-name="T993">ls_fdbk</text:span><text:span text:style-name="T994"><text:line-break/><text:s text:c="37"/></text:span><text:span text:style-name="T995">EXCEPTIONS OTHERS<text:s/></text:span><text:span text:style-name="T996">=<text:s/></text:span><text:span text:style-name="T997">1<text:s/></text:span><text:span text:style-name="T998">).</text:span><text:span text:style-name="T999"><text:line-break/><text:s text:c="2"/></text:span><text:span text:style-name="T1000">endif</text:span><text:span text:style-name="T1001">.</text:span><text:span text:style-name="T1002"><text:line-break/></text:span><text:span text:style-name="T1003"><text:line-break/><text:s text:c="2"/></text:span><text:span text:style-name="T1004">COMMIT WORK</text:span><text:span text:style-name="T1005">.</text:span><text:span text:style-name="T1006"><text:line-break/><text:s text:c="2"/></text:span><text:span text:style-name="T1007">MESSAGE<text:s/></text:span><text:span text:style-name="T1008">s094</text:span><text:span text:style-name="T1009">(</text:span><text:span text:style-name="T1010">00</text:span><text:span text:style-name="T1011">).</text:span><text:span text:style-name="T1012"><text:line-break/></text:span><text:span text:style-name="T1013"><text:line-break/></text:span><text:span text:style-name="T1014">endif</text:span><text:span text:style-name="T1015">.</text:span><text:span text:style-name="T1016"><text:line-break/></text:span><text:span text:style-name="T1017"><text:line-break/></text:span><text:span text:style-name="T1018">-</text:span><text:span text:style-name="T1019">-</text:span><text:span text:style-name="T1020">-</text:span><text:span text:style-name="T1021"><text:line-break/></text:span><text:span text:style-name="T1022"><text:line-break/></text:span><text:span text:style-name="T1023">*{ VMERKUREV 29.09.2020</text:span><text:span text:style-name="T1024"><text:line-break/></text:span><text:span text:style-name="T1025">*** Проверка правильности заполнения заказа</text:span><text:span text:style-name="T1026"><text:line-break/></text:span><text:span text:style-name="T1027">DATA</text:span><text:span text:style-name="T1028">:</text:span><text:span text:style-name="T1029"><text:line-break/></text:span><text:span text:style-name="T1030">* <text:s text:c="5"/>l_objek TYPE ausp-objek</text:span><text:span text:style-name="T1031"><text:line-break/><text:s text:c="6"/>l_atinn<text:s/></text:span><text:span text:style-name="T1032">TYPE<text:s/></text:span><text:span text:style-name="T1033">ausp</text:span><text:span text:style-name="T1034">-</text:span><text:span text:style-name="T1035">atinn</text:span><text:span text:style-name="T1036"><text:line-break/><text:s text:c="4"/></text:span><text:span text:style-name="T1037">,<text:s/></text:span><text:span text:style-name="T1038">l_atwrt<text:s/></text:span><text:span text:style-name="T1039">TYPE<text:s/></text:span><text:span text:style-name="T1040">ausp</text:span><text:span text:style-name="T1041">-</text:span><text:span text:style-name="T1042">atwrt</text:span><text:span text:style-name="T1043"><text:line-break/><text:s text:c="4"/></text:span><text:span text:style-name="T1044">,<text:s/></text:span><text:span text:style-name="T1045">l_klart<text:s/></text:span><text:span text:style-name="T1046">TYPE<text:s/></text:span><text:span text:style-name="T1047">ausp</text:span><text:span text:style-name="T1048">-</text:span><text:span text:style-name="T1049">klart</text:span><text:span text:style-name="T1050"><text:line-break/><text:s text:c="4"/></text:span><text:span text:style-name="T1051">,<text:s/></text:span><text:span text:style-name="T1052">lt_ausp<text:s/></text:span><text:span text:style-name="T1053">TYPE STANDARD TABLE OF<text:s/></text:span><text:span text:style-name="T1054">ausp</text:span><text:span text:style-name="T1055"><text:line-break/><text:s text:c="4"/></text:span><text:span text:style-name="T1056">,<text:s/></text:span><text:span text:style-name="T1057">ls_ausp<text:s/></text:span><text:span text:style-name="T1058">LIKE LINE OF<text:s/></text:span><text:span text:style-name="T1059">lt_ausp</text:span><text:span text:style-name="T1060"><text:line-break/><text:s text:c="4"/></text:span><text:span text:style-name="T1061">.</text:span><text:span text:style-name="T1062"><text:line-break/></text:span><text:span text:style-name="T1063">FIELD-SYMBOLS</text:span><text:span text:style-name="T1064">:</text:span><text:span text:style-name="T1065"><text:line-break/></text:span><text:soft-page-break/><text:span text:style-name="T1066"><text:s text:c="6"/>&lt;lt_drad&gt;<text:s/></text:span><text:span text:style-name="T1067">LIKE LINE OF<text:s/></text:span><text:span text:style-name="T1068">lt_drad</text:span><text:span text:style-name="T1069">.</text:span><text:span text:style-name="T1070"><text:line-break/></text:span><text:span text:style-name="T1071"><text:line-break/></text:span><text:span text:style-name="T1072">* считываем MM000116_SF</text:span><text:span text:style-name="T1073"><text:line-break/><text:s text:c="2"/></text:span><text:span text:style-name="T1074">CLEAR</text:span><text:span text:style-name="T1075">:<text:s/></text:span><text:span text:style-name="T1076">l_devstatus</text:span><text:span text:style-name="T1077">.</text:span><text:span text:style-name="T1078"><text:line-break/><text:s text:c="2"/></text:span><text:span text:style-name="T1079">CALL FUNCTION<text:s/></text:span><text:span text:style-name="T1080">'ZL_DEVSTATUS_GET'</text:span><text:span text:style-name="T1081"><text:line-break/><text:s text:c="4"/></text:span><text:span text:style-name="T1082">EXPORTING</text:span><text:span text:style-name="T1083"><text:line-break/><text:s text:c="6"/>i_devname<text:s/></text:span><text:span text:style-name="T1084">=<text:s/></text:span><text:span text:style-name="T1085">'MM000116_SF'</text:span><text:span text:style-name="T1086"><text:line-break/><text:s text:c="6"/>i_bukrs <text:s text:c="2"/></text:span><text:span text:style-name="T1087">=<text:s/></text:span><text:span text:style-name="T1088">ms_data_header</text:span><text:span text:style-name="T1089">-</text:span><text:span text:style-name="T1090">bukrs</text:span><text:span text:style-name="T1091"><text:line-break/><text:s text:c="4"/></text:span><text:span text:style-name="T1092">IMPORTING</text:span><text:span text:style-name="T1093"><text:line-break/><text:s text:c="6"/>e_status <text:s/></text:span><text:span text:style-name="T1094">=<text:s/></text:span><text:span text:style-name="T1095">l_devstatus</text:span><text:span text:style-name="T1096">.</text:span><text:span text:style-name="T1097"><text:line-break/></text:span><text:span text:style-name="T1098"><text:line-break/></text:span><text:span text:style-name="T1099">* отрабатывает только для транзакции при наличии статуса</text:span><text:span text:style-name="T1100"><text:line-break/><text:s text:c="2"/></text:span><text:span text:style-name="T1101">IF<text:s/></text:span><text:span text:style-name="T1102">(<text:s/></text:span><text:span text:style-name="T1103">sy</text:span><text:span text:style-name="T1104">-</text:span><text:span text:style-name="T1105">tcode<text:s/></text:span><text:span text:style-name="T1106">=<text:s/></text:span><text:span text:style-name="T1107">'ME21N'<text:s/></text:span><text:span text:style-name="T1108">OR<text:s/></text:span><text:span text:style-name="T1109">sy</text:span><text:span text:style-name="T1110">-</text:span><text:span text:style-name="T1111">tcode<text:s/></text:span><text:span text:style-name="T1112">=<text:s/></text:span><text:span text:style-name="T1113">'ME22N'<text:s/></text:span><text:span text:style-name="T1114">)<text:s/></text:span><text:span text:style-name="T1115">and<text:s/></text:span><text:span text:style-name="T1116">l_devstatus<text:s/></text:span><text:span text:style-name="T1117">IS NOT INITIAL</text:span><text:span text:style-name="T1118">.</text:span><text:span text:style-name="T1119"><text:line-break/></text:span><text:span text:style-name="T1120"><text:line-break/></text:span><text:span text:style-name="T1121">* <text:s text:c="3"/>1. Находим прикрепленные документы - lt_drad</text:span><text:span text:style-name="T1122"><text:line-break/><text:s text:c="4"/></text:span><text:span text:style-name="T1123">CALL METHOD<text:s/></text:span><text:span text:style-name="T1124">im_header</text:span><text:span text:style-name="T1125">-&gt;</text:span><text:span text:style-name="T1126">get_items</text:span><text:span text:style-name="T1127"><text:line-break/><text:s text:c="6"/>RECEIVING</text:span><text:span text:style-name="T1128"><text:line-break/><text:s text:c="8"/>re_items<text:s/></text:span><text:span text:style-name="T1129">=<text:s/></text:span><text:span text:style-name="T1130">lt_items</text:span><text:span text:style-name="T1131">.</text:span><text:span text:style-name="T1132"><text:line-break/></text:span><text:span text:style-name="T1133"><text:line-break/><text:s text:c="4"/></text:span><text:span text:style-name="T1134">LOOP AT<text:s/></text:span><text:span text:style-name="T1135">lt_items<text:s/></text:span><text:span text:style-name="T1136">INTO<text:s/></text:span><text:span text:style-name="T1137">lo_items</text:span><text:span text:style-name="T1138">.<text:s/></text:span><text:span text:style-name="T1139">" цикл по заказам</text:span><text:span text:style-name="T1140"><text:line-break/><text:s text:c="6"/></text:span><text:span text:style-name="T1141">CLEAR<text:s/></text:span><text:span text:style-name="T1142">ls_mepoitem</text:span><text:span text:style-name="T1143">.</text:span><text:span text:style-name="T1144"><text:line-break/><text:s text:c="6"/></text:span><text:span text:style-name="T1145">CALL METHOD<text:s/></text:span><text:span text:style-name="T1146">lo_items</text:span><text:span text:style-name="T1147">-</text:span><text:span text:style-name="T1148">item</text:span><text:span text:style-name="T1149">-&gt;</text:span><text:span text:style-name="T1150">get_data<text:s/></text:span><text:span text:style-name="T1151">" получаем заказ</text:span><text:span text:style-name="T1152"><text:line-break/><text:s text:c="8"/>RECEIVING</text:span><text:span text:style-name="T1153"><text:line-break/><text:s text:c="10"/>re_data<text:s/></text:span><text:span text:style-name="T1154">=<text:s/></text:span><text:span text:style-name="T1155">ls_mepoitem</text:span><text:span text:style-name="T1156">.</text:span><text:span text:style-name="T1157"><text:line-break/></text:span><text:span text:style-name="T1158"><text:line-break/><text:s text:c="6"/></text:span><text:span text:style-name="T1159">IF<text:s/></text:span><text:span text:style-name="T1160">ls_mepoitem</text:span><text:span text:style-name="T1161">-</text:span><text:span text:style-name="T1162">loekz &lt;&gt;<text:s/></text:span><text:span text:style-name="T1163">'L'</text:span><text:span text:style-name="T1164">.<text:s/></text:span><text:span text:style-name="T1165">" не обрабатывать заказы помеченные на удаление</text:span><text:span text:style-name="T1166"><text:line-break/></text:span><text:span text:style-name="T1167"><text:line-break/><text:s text:c="8"/></text:span><text:span text:style-name="T1168">CLEAR</text:span><text:span text:style-name="T1169">: <text:s/></text:span><text:span text:style-name="T1170">l_objky</text:span><text:span text:style-name="T1171">.</text:span><text:span text:style-name="T1172"><text:line-break/></text:span><text:span text:style-name="T1173"><text:line-break/><text:s text:c="8"/></text:span><text:span text:style-name="T1174">IF<text:s/></text:span><text:span text:style-name="T1175">ls_mepoitem</text:span><text:span text:style-name="T1176">-</text:span><text:span text:style-name="T1177">ebeln<text:s/></text:span><text:span text:style-name="T1178">IS INITIAL</text:span><text:span text:style-name="T1179">.</text:span><text:span text:style-name="T1180"><text:line-break/><text:s text:c="10"/>l_objky<text:s/></text:span><text:span text:style-name="T1181">=<text:s/></text:span><text:span text:style-name="T1182">ls_mepoitem</text:span><text:span text:style-name="T1183">-</text:span><text:span text:style-name="T1184">ebelp</text:span><text:span text:style-name="T1185">.</text:span><text:span text:style-name="T1186"><text:line-break/><text:s text:c="10"/></text:span><text:span text:style-name="T1187">SHIFT<text:s/></text:span><text:span text:style-name="T1188">l_objky<text:s/></text:span><text:span text:style-name="T1189">BY<text:s/></text:span><text:span text:style-name="T1190">10<text:s/></text:span><text:span text:style-name="T1191">PLACES<text:s/></text:span><text:span text:style-name="T1192">RIGHT</text:span><text:span text:style-name="T1193">.</text:span><text:span text:style-name="T1194"><text:line-break/><text:s text:c="8"/></text:span><text:span text:style-name="T1195">ELSE</text:span><text:span text:style-name="T1196">.</text:span><text:span text:style-name="T1197"><text:line-break/><text:s text:c="10"/></text:span><text:span text:style-name="T1198">CONCATENATE<text:s/></text:span><text:span text:style-name="T1199">ls_mepoitem</text:span><text:span text:style-name="T1200">-</text:span><text:span text:style-name="T1201">ebeln ls_mepoitem</text:span><text:span text:style-name="T1202">-</text:span><text:span text:style-name="T1203">ebelp</text:span><text:span text:style-name="T1204"><text:line-break/><text:s text:c="14"/></text:span><text:span text:style-name="T1205">INTO<text:s/></text:span><text:span text:style-name="T1206">l_objky</text:span><text:span text:style-name="T1207">.</text:span><text:span text:style-name="T1208"><text:line-break/><text:s text:c="8"/></text:span><text:span text:style-name="T1209">ENDIF</text:span><text:span text:style-name="T1210">.</text:span><text:span text:style-name="T1211"><text:line-break/></text:span><text:span text:style-name="T1212"><text:line-break/><text:s text:c="8"/></text:span><text:span text:style-name="T1213">CLEAR</text:span><text:span text:style-name="T1214">:<text:s/></text:span><text:span text:style-name="T1215">lt_drad</text:span><text:span text:style-name="T1216">.</text:span><text:span text:style-name="T1217"><text:line-break/></text:span><text:span text:style-name="T1218"><text:line-break/><text:s text:c="8"/></text:span><text:span text:style-name="T1219">CALL FUNCTION<text:s/></text:span><text:span text:style-name="T1220">'DOKUMENTE_ZU_OBJEKT'<text:s/></text:span><text:span text:style-name="T1221">" получаем документы заказа</text:span><text:span text:style-name="T1222"><text:line-break/><text:s text:c="10"/></text:span><text:span text:style-name="T1223">EXPORTING</text:span><text:span text:style-name="T1224"><text:line-break/><text:s text:c="12"/></text:span><text:span text:style-name="T1225">key <text:s text:c="16"/></text:span><text:span text:style-name="T1226">=<text:s/></text:span><text:span text:style-name="T1227">l_objky</text:span><text:span text:style-name="T1228"><text:line-break/><text:s text:c="12"/>objekt <text:s text:c="13"/></text:span><text:span text:style-name="T1229">=<text:s/></text:span><text:span text:style-name="T1230">'EKPO'</text:span><text:span text:style-name="T1231"><text:line-break/><text:s text:c="12"/>check_buffer_and_db<text:s/></text:span><text:span text:style-name="T1232">=<text:s/></text:span><text:span text:style-name="T1233">'' <text:s text:c="5"/></text:span><text:span text:style-name="T1234">" только из буфера</text:span><text:span text:style-name="T1235"><text:line-break/><text:s text:c="10"/></text:span><text:span text:style-name="T1236">TABLES</text:span><text:span text:style-name="T1237"><text:line-break/><text:s text:c="12"/>doktab <text:s text:c="13"/></text:span><text:span text:style-name="T1238">=<text:s/></text:span><text:span text:style-name="T1239">lt_drad</text:span><text:span text:style-name="T1240"><text:line-break/><text:s text:c="10"/></text:span><text:span text:style-name="T1241">EXCEPTIONS</text:span><text:span text:style-name="T1242"><text:line-break/><text:s text:c="12"/>kein_dokument <text:s text:c="6"/></text:span><text:span text:style-name="T1243">=<text:s/></text:span><text:span text:style-name="T1244">1</text:span><text:span text:style-name="T1245"><text:line-break/><text:s text:c="12"/></text:span><text:span text:style-name="T1246">OTHERS <text:s text:c="13"/></text:span><text:span text:style-name="T1247">=<text:s/></text:span><text:span text:style-name="T1248">2</text:span><text:span text:style-name="T1249">.</text:span><text:span text:style-name="T1250"><text:line-break/></text:span><text:span text:style-name="T1251"><text:line-break/><text:s text:c="8"/></text:span><text:span text:style-name="T1252">LOOP AT<text:s/></text:span><text:span text:style-name="T1253">lt_drad<text:s/></text:span><text:span text:style-name="T1254">INTO<text:s/></text:span><text:span text:style-name="T1255">ls_drad</text:span><text:span text:style-name="T1256">.<text:s/></text:span><text:span text:style-name="T1257">" цикл по документам заказа</text:span><text:span text:style-name="T1258"><text:line-break/></text:span><text:span text:style-name="T1259"><text:line-break/></text:span><text:span text:style-name="T1260">* <text:s text:c="5"/>2.1. Проводим проверку 1</text:span><text:span text:style-name="T1261"><text:line-break/><text:s text:c="10"/></text:span><text:span text:style-name="T1262">IF<text:s/></text:span><text:span text:style-name="T1263">ls_drad</text:span><text:span text:style-name="T1264">-</text:span><text:span text:style-name="T1265">dokar</text:span><text:span text:style-name="T1266">(</text:span><text:span text:style-name="T1267">2</text:span><text:span text:style-name="T1268">)<text:s/></text:span><text:span text:style-name="T1269">&lt;&gt;<text:s/></text:span><text:span text:style-name="T1270">'DG'<text:s/></text:span><text:span text:style-name="T1271">or<text:s/></text:span><text:span text:style-name="T1272">ls_drad</text:span><text:span text:style-name="T1273">-</text:span><text:span text:style-name="T1274">dokvr &lt;&gt;<text:s/></text:span><text:span text:style-name="T1275">00</text:span><text:span text:style-name="T1276">.</text:span><text:span text:style-name="T1277"><text:line-break/><text:s text:c="12"/></text:span><text:span text:style-name="T1278">MESSAGE ID<text:s/></text:span><text:span text:style-name="T1279">'ZL_MM000247'<text:s/></text:span><text:span text:style-name="T1280">TYPE<text:s/></text:span><text:span text:style-name="T1281">'E'<text:s/></text:span><text:span text:style-name="T1282">NUMBER<text:s/></text:span><text:span text:style-name="T1283">'014'<text:s/></text:span><text:span text:style-name="T1284">WITH<text:s/></text:span><text:span text:style-name="T1285">ls_mepoitem</text:span><text:span text:style-name="T1286">-</text:span><text:span text:style-name="T1287">ebelp ls_drad</text:span><text:span text:style-name="T1288">-</text:span><text:span text:style-name="T1289">dokar ls_drad</text:span><text:span text:style-name="T1290">-</text:span><text:span text:style-name="T1291">doknr</text:span><text:span text:style-name="T1292">.</text:span><text:span text:style-name="T1293"><text:line-break/><text:s text:c="10"/></text:span><text:span text:style-name="T1294">ENDIF</text:span><text:span text:style-name="T1295">.</text:span><text:span text:style-name="T1296"><text:line-break/></text:span><text:soft-page-break/><text:span text:style-name="T1297"><text:line-break/></text:span><text:span text:style-name="T1298">* <text:s text:c="5"/>2.2. Проводим проверку 2</text:span><text:span text:style-name="T1299"><text:line-break/><text:s text:c="10"/>l_objek<text:s/></text:span><text:span text:style-name="T1300">=<text:s/></text:span><text:span text:style-name="T1301">ls_drad</text:span><text:span text:style-name="T1302">-</text:span><text:span text:style-name="T1303">dokar &amp;&amp; ls_drad</text:span><text:span text:style-name="T1304">-</text:span><text:span text:style-name="T1305">doknr &amp;&amp;<text:s/></text:span><text:span text:style-name="T1306">'%'<text:s/></text:span><text:span text:style-name="T1307">&amp;&amp; ls_drad</text:span><text:span text:style-name="T1308">-</text:span><text:span text:style-name="T1309">doktl &amp;&amp; ls_drad</text:span><text:span text:style-name="T1310">-</text:span><text:span text:style-name="T1311">dokvr</text:span><text:span text:style-name="T1312">.</text:span><text:span text:style-name="T1313"><text:line-break/><text:s text:c="10"/>l_atinn<text:s/></text:span><text:span text:style-name="T1314">=<text:s/></text:span><text:span text:style-name="T1315">0000000850</text:span><text:span text:style-name="T1316">.</text:span><text:span text:style-name="T1317"><text:line-break/><text:s text:c="10"/>l_atwrt<text:s/></text:span><text:span text:style-name="T1318">=<text:s/></text:span><text:span text:style-name="T1319">'РДГ'</text:span><text:span text:style-name="T1320">.</text:span><text:span text:style-name="T1321"><text:line-break/><text:s text:c="10"/></text:span><text:span text:style-name="T1322">SELECT SINGLE<text:s/></text:span><text:span text:style-name="T1323">klart</text:span><text:span text:style-name="T1324"><text:line-break/><text:s text:c="12"/></text:span><text:span text:style-name="T1325">FROM<text:s/></text:span><text:span text:style-name="T1326">ausp</text:span><text:span text:style-name="T1327"><text:line-break/><text:s text:c="12"/></text:span><text:span text:style-name="T1328">INTO<text:s/></text:span><text:span text:style-name="T1329">l_klart</text:span><text:span text:style-name="T1330"><text:line-break/><text:s text:c="12"/></text:span><text:span text:style-name="T1331">WHERE<text:s/></text:span><text:span text:style-name="T1332">objek<text:s/></text:span><text:span text:style-name="T1333">like<text:s/></text:span><text:span text:style-name="T1334">l_objek</text:span><text:span text:style-name="T1335"><text:line-break/><text:s text:c="14"/></text:span><text:span text:style-name="T1336">AND<text:s/></text:span><text:span text:style-name="T1337">atinn<text:s/></text:span><text:span text:style-name="T1338">=<text:s/></text:span><text:span text:style-name="T1339">l_atinn</text:span><text:span text:style-name="T1340"><text:line-break/><text:s text:c="14"/></text:span><text:span text:style-name="T1341">AND<text:s/></text:span><text:span text:style-name="T1342">atwrt<text:s/></text:span><text:span text:style-name="T1343">=<text:s/></text:span><text:span text:style-name="T1344">l_atwrt</text:span><text:span text:style-name="T1345">.</text:span><text:span text:style-name="T1346"><text:line-break/><text:s text:c="10"/></text:span><text:span text:style-name="T1347">IF<text:s/></text:span><text:span text:style-name="T1348">sy</text:span><text:span text:style-name="T1349">-</text:span><text:span text:style-name="T1350">subrc<text:s/></text:span><text:span text:style-name="T1351">=<text:s/></text:span><text:span text:style-name="T1352">0</text:span><text:span text:style-name="T1353">.</text:span><text:span text:style-name="T1354"><text:line-break/><text:s text:c="12"/></text:span><text:span text:style-name="T1355">MESSAGE ID<text:s/></text:span><text:span text:style-name="T1356">'ZL_MM000247'<text:s/></text:span><text:span text:style-name="T1357">TYPE<text:s/></text:span><text:span text:style-name="T1358">'E'<text:s/></text:span><text:span text:style-name="T1359">NUMBER<text:s/></text:span><text:span text:style-name="T1360">'015'<text:s/></text:span><text:span text:style-name="T1361">WITH<text:s/></text:span><text:span text:style-name="T1362">ls_mepoitem</text:span><text:span text:style-name="T1363">-</text:span><text:span text:style-name="T1364">ebelp ls_drad</text:span><text:span text:style-name="T1365">-</text:span><text:span text:style-name="T1366">dokar ls_drad</text:span><text:span text:style-name="T1367">-</text:span><text:span text:style-name="T1368">doknr</text:span><text:span text:style-name="T1369">.</text:span><text:span text:style-name="T1370"><text:line-break/><text:s text:c="10"/></text:span><text:span text:style-name="T1371">ENDIF</text:span><text:span text:style-name="T1372">.</text:span><text:span text:style-name="T1373"><text:line-break/></text:span><text:span text:style-name="T1374"><text:line-break/><text:s text:c="8"/></text:span><text:span text:style-name="T1375">ENDLOOP</text:span><text:span text:style-name="T1376">.<text:s/></text:span><text:span text:style-name="T1377">" lt_drad</text:span><text:span text:style-name="T1378"><text:line-break/></text:span><text:span text:style-name="T1379"><text:line-break/><text:s text:c="6"/></text:span><text:span text:style-name="T1380">ENDIF</text:span><text:span text:style-name="T1381">.<text:s/></text:span><text:span text:style-name="T1382">" ls_mepoitem-loekz &lt;&gt; 'L'</text:span><text:span text:style-name="T1383"><text:line-break/></text:span><text:span text:style-name="T1384"><text:line-break/><text:s text:c="4"/></text:span><text:span text:style-name="T1385">ENDLOOP</text:span><text:span text:style-name="T1386">.<text:s/></text:span><text:span text:style-name="T1387">" lt_items</text:span><text:span text:style-name="T1388"><text:line-break/></text:span><text:span text:style-name="T1389"><text:line-break/></text:span><text:span text:style-name="T1390"><text:line-break/><text:s text:c="2"/></text:span><text:span text:style-name="T1391">ENDIF</text:span><text:span text:style-name="T1392">.</text:span><text:span text:style-name="T1393"><text:line-break/></text:span><text:span text:style-name="T1394">*} VMERKURE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 8801</meta:initial-creator>
    <dc:creator>User 8801</dc:creator>
    <meta:creation-date>2020-10-13T12:06:00Z</meta:creation-date>
    <dc:date>2020-10-13T12:07:00Z</dc:date>
    <meta:template xlink:href="Normal" xlink:type="simple"/>
    <meta:editing-cycles>1</meta:editing-cycles>
    <meta:editing-duration>PT60S</meta:editing-duration>
    <meta:document-statistic meta:page-count="6" meta:paragraph-count="18" meta:word-count="1400" meta:character-count="9365" meta:row-count="66" meta:non-whitespace-character-count="7983"/>
  </office:meta>
</office:document-meta>
</file>